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/>
      <style:text-properties fo:color="#000000" style:text-position="0% 0%" style:font-name="Georgia" fo:font-size="9pt" fo:letter-spacing="normal" fo:font-weight="bold" style:font-name-asian="Georgia1" style:font-size-asian="9pt" style:font-weight-asian="bold" style:font-name-complex="Georgia1"/>
    </style:style>
    <style:style style:name="P2" style:family="paragraph" style:parent-style-name="Standard" style:master-page-name="Standard">
      <style:paragraph-properties fo:margin-left="0in" fo:margin-right="0in" fo:margin-top="0in" fo:margin-bottom="0.139in" fo:line-height="115%" fo:text-align="center" style:justify-single-word="false" fo:text-indent="0in" style:auto-text-indent="false" style:page-number="auto"/>
      <style:text-properties fo:color="#000000" style:text-position="0% 0%" style:font-name="Georgia" fo:font-size="22pt" fo:letter-spacing="normal" fo:font-weight="bold" style:font-name-asian="Georgia1" style:font-size-asian="22pt" style:font-weight-asian="bold" style:font-name-complex="Georgia1"/>
    </style:style>
    <style:style style:name="P3" style:family="paragraph" style:parent-style-name="Standard">
      <style:paragraph-properties fo:margin-left="0in" fo:margin-right="0in" fo:margin-top="0in" fo:margin-bottom="0.139in" fo:line-height="115%" fo:text-align="center" style:justify-single-word="false" fo:text-indent="0in" style:auto-text-indent="false"/>
      <style:text-properties fo:color="#000000" style:text-position="0% 0%" style:font-name="Georgia" fo:font-size="18pt" fo:letter-spacing="normal" style:font-name-asian="Georgia1" style:font-size-asian="18pt" style:font-name-complex="Georgia1"/>
    </style:style>
    <style:style style:name="P4" style:family="paragraph" style:parent-style-name="Standard">
      <style:paragraph-properties fo:margin-left="0in" fo:margin-right="0in" fo:margin-top="0in" fo:margin-bottom="0.139in" fo:line-height="115%" fo:text-align="justify" style:justify-single-word="false" fo:text-indent="0in" style:auto-text-indent="false"/>
      <style:text-properties fo:color="#000000" style:text-position="0% 0%" style:font-name="Georgia" fo:font-size="14pt" fo:letter-spacing="normal" style:font-name-asian="Georgia1" style:font-size-asian="14pt" style:font-name-complex="Georgia1" style:font-size-complex="14pt"/>
    </style:style>
    <style:style style:name="P5" style:family="paragraph" style:parent-style-name="Standard">
      <style:paragraph-properties fo:margin-left="0in" fo:margin-right="0in" fo:margin-top="0in" fo:margin-bottom="0.139in" fo:line-height="100%" fo:text-align="justify" style:justify-single-word="false" fo:text-indent="0in" style:auto-text-indent="false"/>
      <style:text-properties fo:color="#000000" style:text-position="0% 0%" style:font-name="Georgia" fo:font-size="16pt" fo:letter-spacing="normal" style:font-name-asian="Georgia1" style:font-size-asian="16pt" style:font-name-complex="Georgia1"/>
    </style:style>
    <style:style style:name="P6" style:family="paragraph" style:parent-style-name="Standard">
      <style:paragraph-properties fo:margin-left="0in" fo:margin-right="0in" fo:margin-top="0in" fo:margin-bottom="0.139in" fo:line-height="115%" fo:text-align="justify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.139in" fo:line-height="115%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in" fo:margin-bottom="0.139in" fo:line-height="115%" fo:text-align="justify" style:justify-single-word="false"/>
    </style:style>
    <style:style style:name="P9" style:family="paragraph" style:parent-style-name="Standard" style:list-style-name="L1">
      <style:paragraph-properties fo:margin-top="0in" fo:margin-bottom="0.139in" fo:line-height="115%" fo:text-align="justify" style:justify-single-word="false"/>
    </style:style>
    <style:style style:name="P10" style:family="paragraph" style:parent-style-name="Standard">
      <style:paragraph-properties fo:margin-top="0in" fo:margin-bottom="0.139in" fo:line-height="115%"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in" fo:margin-bottom="0.139in" fo:line-height="115%"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2">
      <style:paragraph-properties fo:margin-top="0in" fo:margin-bottom="0.139in" fo:line-height="115%"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3">
      <style:paragraph-properties fo:margin-top="0in" fo:margin-bottom="0.139in" fo:line-height="115%"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color="#000000" style:text-position="0% 0%" style:font-name="Georgia" fo:font-size="14pt" fo:letter-spacing="normal" style:font-name-asian="Georgia1" style:font-size-asian="14pt" style:font-name-complex="Georgia1" style:font-size-complex="14pt"/>
    </style:style>
    <style:style style:name="T2" style:family="text">
      <style:text-properties fo:color="#000000" style:text-position="0% 0%" style:font-name="Georgia" fo:font-size="14pt" fo:letter-spacing="normal" style:font-name-asian="Georgia1" style:font-size-asian="14pt" style:font-name-complex="Times New Roman1" style:font-size-complex="14pt"/>
    </style:style>
    <style:style style:name="T3" style:family="text">
      <style:text-properties fo:color="#000000" style:text-position="0% 0%" style:font-name="Georgia" fo:font-size="14pt" fo:letter-spacing="normal" fo:font-weight="bold" style:font-name-asian="Georgia1" style:font-size-asian="14pt" style:font-weight-asian="bold" style:font-name-complex="Georgia1" style:font-size-complex="14pt" style:font-weight-complex="bold"/>
    </style:style>
    <style:style style:name="T4" style:family="text">
      <style:text-properties fo:color="#000000" style:text-position="0% 0%" style:font-name="Georgia" fo:font-size="12pt" fo:letter-spacing="normal" style:font-name-asian="Georgia1" style:font-size-asian="12pt" style:font-name-complex="Times New Roman1" style:font-size-complex="12pt"/>
    </style:style>
    <style:style style:name="T5" style:family="text">
      <style:text-properties fo:color="#000000" style:text-position="0% 0%" style:font-name="Georgia" fo:font-size="12pt" fo:letter-spacing="normal" fo:font-weight="bold" style:font-name-asian="Georgia1" style:font-size-asian="12pt" style:font-weight-asian="bold" style:font-name-complex="Times New Roman1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-battle door</text:p>
      <text:p text:style-name="P1"/>
      <text:p text:style-name="P3">ABSTRACT</text:p>
      <text:p text:style-name="P4"/>
      <text:p text:style-name="P6"><text:span text:style-name="T1">In this project I am going to build a website for “</text:span><text:span text:style-name="T3">Odisha State Badminton Association”</text:span><text:span text:style-name="T1"> who doesn't have any website rather they have a blog where they show each and every information via images and they don't have any proper format to keep things in an organised manner. </text:span><text:span text:style-name="T2">The existing blog contains some flaws in it which needs further modification for a better user-friendly website. No proper categorisation of data is present in the blog which leads to overcrowding of data making it inefficient for searching. No availability of online registration / login module and online payment or donation for membership. The blog does not contain </text:span><text:bookmark text:name="_GoBack"/><text:span text:style-name="T2">proper association details as well as office bearers’ details.</text:span></text:p>
      <text:p text:style-name="P6"><text:span text:style-name="T2"/></text:p>
      <text:p text:style-name="P6"><text:span text:style-name="T2"/></text:p>
      <text:p text:style-name="P7"><text:span text:style-name="T2">Proposed Plan</text:span></text:p>
      <text:p text:style-name="P6"><text:span text:style-name="T1">So keeping things in mind I proposed a plan to build a website for them where they will be dispalying news, notice, players details, chair persons, about Odisha state badminton association in a proper format and keep the record of the players in a required fashion and aiming </text:span><text:span text:style-name="T4">to have proper categorisation of the available data to provide a better platform for the users to access the data. There will be also live updates of on ongoing tournaments.</text:span></text:p>
      <text:p text:style-name="P6"><text:span text:style-name="T5"/></text:p>
      <text:p text:style-name="P6"><text:span text:style-name="T5"/></text:p>
      <text:p text:style-name="P6"><text:span text:style-name="T5">Features</text:span></text:p>
      <text:p text:style-name="P6"><text:span text:style-name="T1">Sign In/Sign up <text:s/>options for players.</text:span></text:p>
      <text:p text:style-name="P6"><text:span text:style-name="T1">On opening the website anyone can go through the pages such as</text:span></text:p>
      <text:list xml:id="list1706815376559431470" text:style-name="L1">
        <text:list-item>
          <text:p text:style-name="P9"><text:span text:style-name="T1">Home Page</text:span></text:p>
        </text:list-item>
        <text:list-item>
          <text:p text:style-name="P9"><text:span text:style-name="T1">About Page(contains about OSBA)</text:span></text:p>
        </text:list-item>
        <text:list-item>
          <text:p text:style-name="P9"><text:span text:style-name="T1">Leaderboard(contains the list of top performing players of each categoty under 12 , under 14 under 18 and above 18)</text:span></text:p>
        </text:list-item>
        <text:list-item>
          <text:p text:style-name="P9"><text:soft-page-break/><text:span text:style-name="T1">Gallery (contains the pictues about OSBA)</text:span></text:p>
        </text:list-item>
        <text:list-item>
          <text:p text:style-name="P9"><text:span text:style-name="T1">Administration(contains the organising members of this association)</text:span></text:p>
        </text:list-item>
        <text:list-item>
          <text:p text:style-name="P9"><text:span text:style-name="T1">Contact Us(Contact credentials i.e. phone , mail, address)</text:span></text:p>
        </text:list-item>
        <text:list-item>
          <text:p text:style-name="P9"><text:span text:style-name="T1">It will also have login option for players where they can track their progress . </text:span></text:p>
        </text:list-item>
      </text:list>
      <text:p text:style-name="P10"><text:span text:style-name="T1"/></text:p>
      <text:p text:style-name="P10"><text:span text:style-name="T1">User Resposibilities</text:span></text:p>
      <text:list xml:id="list8500055465427769280" text:style-name="L2">
        <text:list-item>
          <text:p text:style-name="P12"><text:span text:style-name="T1">User can login and view their profile</text:span></text:p>
        </text:list-item>
        <text:list-item>
          <text:p text:style-name="P12"><text:span text:style-name="T1">they have the access to their match details(win/loose)</text:span></text:p>
        </text:list-item>
      </text:list>
      <text:p text:style-name="P11"><text:span text:style-name="T1"/></text:p>
      <text:p text:style-name="P10"><text:span text:style-name="T1">Admin Responsibilities</text:span></text:p>
      <text:list xml:id="list8741386815866581115" text:style-name="L3">
        <text:list-item>
          <text:p text:style-name="P13"><text:span text:style-name="T1">Admin have to post the notice and that will be displayed on the home page </text:span></text:p>
        </text:list-item>
        <text:list-item>
          <text:p text:style-name="P13"><text:span text:style-name="T1">Admin has the authority to add player in the database and give the student the id and password to player to add further details.</text:span></text:p>
        </text:list-item>
        <text:list-item>
          <text:p text:style-name="P13"><text:span text:style-name="T1">Admin has the authority to remove the player from the database .</text:span></text:p>
        </text:list-item>
      </text:list>
      <text:p text:style-name="P11"><text:span text:style-name="T1"/></text:p>
      <text:p text:style-name="P8"><text:span text:style-name="T1"/></text:p>
      <text:p text:style-name="P5">CHINMAYA KUMAR SAHOO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SimSun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41" style:layout-grid-base-height="0.1665in" style:layout-grid-ruby-height="0.0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1-07T06:35:00</meta:creation-date>
    <meta:initial-creator>WPS Office</meta:initial-creator>
    <dc:creator>Chinmaya  Sahoo</dc:creator>
    <dc:date>2020-02-17T16:04:46</dc:date>
    <meta:editing-duration>PT1H4M39S</meta:editing-duration>
    <meta:generator>OpenOffice/4.1.1$Win32 OpenOffice.org_project/411m6$Build-9775</meta:generator>
    <meta:editing-cycles>3</meta:editing-cycles>
    <meta:document-statistic meta:table-count="0" meta:image-count="0" meta:object-count="0" meta:page-count="2" meta:paragraph-count="23" meta:word-count="364" meta:character-count="2125"/>
  </office:meta>
</office:document-meta>
</file>